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color="#808080" draw:fill="solid" draw:fill-color="#ff3838" draw:textarea-horizontal-align="justify" draw:textarea-vertical-align="middle" draw:auto-grow-height="false" fo:min-height="1.188cm" fo:min-width="1.925cm"/>
      <style:paragraph-properties style:writing-mode="lr-tb"/>
    </style:style>
    <style:style style:name="gr2" style:family="graphic" style:parent-style-name="standard">
      <style:graphic-properties draw:stroke="dash" draw:stroke-dash="Long_20_Dash" svg:stroke-width="0.051cm" svg:stroke-color="#000000" draw:marker-start-width="0.279cm" draw:marker-end-width="0.279cm" draw:fill="none" draw:textarea-horizontal-align="justify" draw:textarea-vertical-align="middle" draw:auto-grow-height="false" fo:min-height="11.384cm" fo:min-width="16.849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3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.869cm" fo:min-width="0.619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Long_20_Dash" svg:stroke-width="0.051cm" svg:stroke-color="#808080" draw:marker-start-width="0.279cm" draw:marker-end-width="0.279cm" draw:fill="solid" draw:fill-color="#ffd74c" draw:textarea-horizontal-align="justify" draw:textarea-vertical-align="middle" draw:auto-grow-height="false" fo:min-height="3.052cm" fo:min-width="4.199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draw:stroke="dash" draw:stroke-dash="Long_20_Dash" svg:stroke-width="0.051cm" svg:stroke-color="#808080" draw:marker-start-width="0.279cm" draw:marker-end-width="0.279cm" draw:fill="solid" draw:fill-color="#ffd74c" draw:textarea-horizontal-align="justify" draw:textarea-vertical-align="middle" draw:auto-grow-height="false" fo:min-height="3.052cm" fo:min-width="4.072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draw:stroke="dash" draw:stroke-dash="Long_20_Dash" svg:stroke-width="0.051cm" svg:stroke-color="#808080" draw:marker-start-width="0.279cm" draw:marker-end-width="0.279cm" draw:fill="solid" draw:fill-color="#aadcf7" draw:textarea-horizontal-align="justify" draw:textarea-vertical-align="middle" draw:auto-grow-height="false" fo:min-height="3.002cm" fo:min-width="4.022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  <style:paragraph-properties style:writing-mode="lr-tb"/>
    </style:style>
    <style:style style:name="gr10" style:family="graphic" style:parent-style-name="standard">
      <style:graphic-properties draw:stroke="solid" svg:stroke-color="#808080" draw:fill="solid" draw:fill-color="#ff0000" draw:textarea-horizontal-align="justify" draw:textarea-vertical-align="middle" draw:auto-grow-height="false" fo:min-height="0.385cm" fo:min-width="0.897cm"/>
      <style:paragraph-properties style:writing-mode="lr-tb"/>
    </style:style>
    <style:style style:name="gr11" style:family="graphic" style:parent-style-name="standard">
      <style:graphic-properties draw:stroke="solid" svg:stroke-color="#808080" draw:fill="solid" draw:fill-color="#ff0000" draw:textarea-horizontal-align="justify" draw:textarea-vertical-align="middle" draw:auto-grow-height="false" fo:min-height="1.147cm" fo:min-width="0.897cm"/>
      <style:paragraph-properties style:writing-mode="lr-tb"/>
    </style:style>
    <style:style style:name="gr12" style:family="graphic" style:parent-style-name="standard">
      <style:graphic-properties draw:stroke="solid" svg:stroke-color="#808080" draw:fill="solid" draw:fill-color="#ff0000" draw:textarea-horizontal-align="justify" draw:textarea-vertical-align="middle" draw:auto-grow-height="false" fo:min-height="0.639cm" fo:min-width="0.77cm"/>
      <style:paragraph-properties style:writing-mode="lr-tb"/>
    </style:style>
    <style:style style:name="gr13" style:family="graphic" style:parent-style-name="standard">
      <style:graphic-properties draw:stroke="solid" svg:stroke-color="#808080" draw:fill="solid" draw:fill-color="#ff0000" draw:textarea-horizontal-align="justify" draw:textarea-vertical-align="middle" draw:auto-grow-height="false" fo:min-height="1.655cm" fo:min-width="1.278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5" style:family="graphic" style:parent-style-name="standard">
      <style:graphic-properties draw:stroke="solid" svg:stroke-width="0.051cm" svg:stroke-color="#000000" draw:marker-start-width="0.279cm" draw:marker-end-width="0.279cm" draw:fill="solid" draw:fill-color="#808080" draw:textarea-horizontal-align="justify" draw:textarea-vertical-align="middle" draw:auto-grow-height="false" fo:min-height="0.766cm" fo:min-width="1.786cm" fo:padding-top="0.15cm" fo:padding-bottom="0.15cm" fo:padding-left="0.275cm" fo:padding-right="0.27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7" style:family="graphic" style:parent-style-name="objectwithoutfill">
      <style:graphic-properties draw:stroke="dash" draw:stroke-dash="Dot" svg:stroke-width="0.051cm" svg:stroke-color="#000000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 draw:fill-color="#ffd74c"/>
      <style:paragraph-properties fo:text-align="center" style:writing-mode="lr-tb"/>
    </style:style>
    <style:style style:name="P7" style:family="paragraph">
      <loext:graphic-properties draw:fill="solid" draw:fill-color="#aadcf7"/>
      <style:paragraph-properties fo:text-align="center" style:writing-mode="lr-tb"/>
    </style:style>
    <style:style style:name="P8" style:family="paragraph">
      <style:paragraph-properties style:writing-mode="lr-tb"/>
    </style:style>
    <style:style style:name="P9" style:family="paragraph">
      <loext:graphic-properties draw:fill="solid" draw:fill-color="#ff0000"/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solid" draw:fill-color="#808080"/>
      <style:paragraph-properties fo:text-align="center" style:writing-mode="lr-tb"/>
    </style:style>
    <style:style style:name="P1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429cm" svg:height="2.032cm" svg:x="7.731cm" svg:y="1.254cm">
          <text:p text:style-name="P1">λ7</text:p>
          <text:p text:style-name="P1">Inv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7.399cm" svg:height="11.684cm" svg:x="1.254cm" svg:y="3.413cm">
          <text:p/>
          <draw:enhanced-geometry svg:viewBox="0 0 21600 21600" draw:type="rectangle" draw:enhanced-path="M 0 0 L 21600 0 21600 21600 0 21600 0 0 Z N"/>
        </draw:custom-shape>
        <draw:g>
          <draw:frame draw:style-name="gr3" draw:text-style-name="P4" draw:layer="layout" svg:width="6.031cm" svg:height="0.962cm" svg:x="10.398cm" svg:y="3.975cm">
            <draw:text-box>
              <text:p>FaaS Control Plane</text:p>
            </draw:text-box>
          </draw:frame>
          <draw:g>
            <draw:frame draw:style-name="gr4" draw:text-style-name="P4" draw:layer="layout" svg:width="2.018cm" svg:height="0.962cm" svg:x="16.113cm" svg:y="4.02cm">
              <draw:text-box>
                <text:p>Ch. 4</text:p>
              </draw:text-box>
            </draw:frame>
            <draw:custom-shape draw:style-name="gr5" draw:text-style-name="P3" draw:layer="layout" svg:width="1.651cm" svg:height="1.651cm" svg:x="16.305cm" svg:y="3.6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6" draw:text-style-name="P6" xml:id="id1" draw:id="id1" draw:layer="layout" svg:width="4.699cm" svg:height="3.302cm" svg:x="2.27cm" svg:y="10.906cm">
          <text:p text:style-name="P5">Worker</text:p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7" draw:text-style-name="P6" xml:id="id3" draw:id="id3" draw:layer="layout" svg:width="4.572cm" svg:height="3.302cm" svg:x="7.477cm" svg:y="10.906cm">
          <text:p text:style-name="P5">Worker</text:p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7" draw:text-style-name="P6" xml:id="id2" draw:id="id2" draw:layer="layout" svg:width="4.572cm" svg:height="3.302cm" svg:x="12.557cm" svg:y="10.906cm">
          <text:p text:style-name="P5">Worker</text:p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g>
          <draw:custom-shape draw:style-name="gr8" draw:text-style-name="P7" draw:layer="layout" svg:width="4.572cm" svg:height="3.302cm" svg:x="2.905cm" svg:y="3.794cm">
            <text:p text:style-name="P5">Controller</text:p>
            <text:p text:style-name="P5"/>
            <text:p text:style-name="P5"/>
            <draw:enhanced-geometry svg:viewBox="0 0 21600 21600" draw:type="rectangle" draw:enhanced-path="M 0 0 L 21600 0 21600 21600 0 21600 0 0 Z N"/>
          </draw:custom-shape>
          <draw:g>
            <draw:frame draw:style-name="gr9" draw:text-style-name="P4" draw:layer="layout" svg:width="2.018cm" svg:height="1.775cm" svg:x="4.316cm" svg:y="5.544cm">
              <draw:text-box>
                <text:p text:style-name="P8">Ch. 3</text:p>
              </draw:text-box>
            </draw:frame>
            <draw:custom-shape draw:style-name="gr5" draw:text-style-name="P3" draw:layer="layout" svg:width="1.651cm" svg:height="1.651cm" svg:x="4.508cm" svg:y="5.19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frame draw:style-name="gr4" draw:text-style-name="P4" draw:layer="layout" svg:width="2.018cm" svg:height="0.962cm" svg:x="2.016cm" svg:y="9.354cm">
            <draw:text-box>
              <text:p>Ch. 2</text:p>
            </draw:text-box>
          </draw:frame>
          <draw:custom-shape draw:style-name="gr5" draw:text-style-name="P3" draw:layer="layout" svg:width="1.651cm" svg:height="1.651cm" svg:x="2.208cm" svg:y="9.0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4" draw:text-style-name="P4" draw:layer="layout" svg:width="2.018cm" svg:height="0.962cm" svg:x="15.605cm" svg:y="9.354cm">
            <draw:text-box>
              <text:p>Ch. 5</text:p>
            </draw:text-box>
          </draw:frame>
          <draw:custom-shape draw:style-name="gr5" draw:text-style-name="P3" draw:layer="layout" svg:width="1.651cm" svg:height="1.651cm" svg:x="15.797cm" svg:y="9.0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9" draw:layer="layout" svg:width="1.397cm" svg:height="0.635cm" svg:x="2.397cm" svg:y="11.922cm">
          <text:p text:style-name="P5">λ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397cm" svg:height="1.397cm" svg:x="2.397cm" svg:y="12.684cm">
          <text:p text:style-name="P5">λ2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397cm" svg:height="1.397cm" svg:x="5.445cm" svg:y="11.922cm">
          <text:p text:style-name="P5">λ3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27cm" svg:height="0.889cm" svg:x="4.937cm" svg:y="9.763cm">
          <text:p text:style-name="P5">λ7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397cm" svg:height="1.397cm" svg:x="3.921cm" svg:y="12.684cm">
          <text:p text:style-name="P5">λ4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397cm" svg:height="0.635cm" svg:x="5.418cm" svg:y="13.446cm">
          <text:p text:style-name="P5">λ1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778cm" svg:height="1.905cm" svg:x="12.938cm" svg:y="12.176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2.081cm" svg:height="1.673cm" svg:x="12.762cm" svg:y="12.103cm">
          <draw:text-box>
            <text:p text:style-name="P10">λ5</text:p>
          </draw:text-box>
        </draw:frame>
        <draw:custom-shape draw:style-name="gr13" draw:text-style-name="P9" draw:layer="layout" svg:width="1.778cm" svg:height="1.905cm" svg:x="15.224cm" svg:y="12.17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2.286cm" svg:height="1.016cm" svg:x="13.827cm" svg:y="12.938cm">
          <text:p text:style-name="P5">GPU</text:p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2.081cm" svg:height="1.673cm" svg:x="15.063cm" svg:y="12.104cm">
          <draw:text-box>
            <text:p text:style-name="P10">λ6</text:p>
          </draw:text-box>
        </draw:frame>
        <draw:connector draw:style-name="gr17" draw:text-style-name="P13" draw:layer="layout" draw:type="curve" svg:x1="5.191cm" svg:y1="7.096cm" svg:x2="4.619cm" svg:y2="10.906cm" draw:end-shape="id1" draw:end-glue-point="0" svg:d="M5191 7096c0 2463-572 558-572 3810" svg:viewBox="0 0 573 3811">
          <text:p/>
        </draw:connector>
        <draw:connector draw:style-name="gr17" draw:text-style-name="P13" draw:layer="layout" draw:type="curve" svg:x1="5.191cm" svg:y1="7.096cm" svg:x2="14.843cm" svg:y2="10.906cm" draw:end-shape="id2" draw:end-glue-point="0" svg:d="M5191 7096c0 2463 9652 558 9652 3810" svg:viewBox="0 0 9653 3811">
          <text:p/>
        </draw:connector>
        <draw:connector draw:style-name="gr17" draw:text-style-name="P13" draw:layer="layout" draw:type="curve" svg:x1="5.191cm" svg:y1="7.096cm" svg:x2="9.763cm" svg:y2="10.906cm" draw:end-shape="id3" draw:end-glue-point="0" svg:d="M5191 7096c0 2463 4572 558 4572 3810" svg:viewBox="0 0 4573 3811">
          <text:p/>
        </draw:connector>
        <draw:connector draw:style-name="gr17" draw:text-style-name="P13" draw:layer="layout" draw:type="curve" svg:x1="7.731cm" svg:y1="2.27cm" svg:x2="4.986cm" svg:y2="3.794cm" draw:start-shape="id4" draw:start-glue-point="6" svg:d="M7731 2270c-2434 0-1062 1524-2745 1524" svg:viewBox="0 0 2746 1525">
          <text:p/>
        </draw:connector>
        <draw:custom-shape draw:style-name="gr10" draw:text-style-name="P9" draw:layer="layout" svg:width="1.397cm" svg:height="0.635cm" svg:x="3.921cm" svg:y="11.922cm">
          <text:p text:style-name="P5">λ1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32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0T11:37:23.152478999</meta:creation-date>
    <meta:generator>LibreOffice/6.4.7.2$Linux_X86_64 LibreOffice_project/40$Build-2</meta:generator>
    <dc:date>2024-05-28T09:08:35.325821044</dc:date>
    <meta:editing-duration>PT1H27M5S</meta:editing-duration>
    <meta:editing-cycles>14</meta:editing-cycles>
    <meta:document-statistic meta:object-count="37"/>
  </office:meta>
</office:document-meta>
</file>